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6c9c"/>
    </style:style>
    <style:style style:name="T3" style:family="text">
      <style:text-properties officeooo:rsid="0007d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<text:span text:style-name="T3">CIDENT DE TRAVAIL</text:span>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12-15T04:31:27.694159012</dc:date>
    <meta:editing-duration>PT7H14M28S</meta:editing-duration>
    <meta:editing-cycles>126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1" meta:word-count="108" meta:character-count="666" meta:non-whitespace-character-count="618"/>
  </office:meta>
</office:document-meta>
</file>